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Look At the Passengers of the Titanic</text:p>
      <text:p text:style-name="P1"/>
      <text:p text:style-name="P2">Overview</text:p>
      <text:p text:style-name="P2"/>
      <text:p text:style-name="P2">The main purpose of this exploration is to learn what factors played a part in the survival rate of the passengers. Are there any characteristics that are correlated with higher survival rates and if so, how much do they increase a passenger's survival rate?</text:p>
      <text:p text:style-name="P2"/>
      <text:p text:style-name="P2">Method</text:p>
      <text:p text:style-name="P2"/>
      <text:p text:style-name="P2">We observed a sample data set of 891 passengers. In the data, there was information about the passenger's gender, age, class, fare price, parents/children, sibling/spouse, and what port they left from. Some categories were empty for a few passengers. In these cases, I made a smaller subset of the data for all passengers that did have the data and temporarily removed the passengers with missing data. Our main question is, are there characteristics about the passengers that is correlated with higher survival rate? My hypothesis is that women have a higher survival rate than men and that upper class has a higher survival rate than lower class. The null hypothesis would be that there's no significant difference in either of these cases. We won't conduct a full on hypothesis testing study but will just observe the numbers for any significant difference.</text:p>
      <text:p text:style-name="P2"/>
      <text:p text:style-name="P2">Results</text:p>
      <text:p text:style-name="P2"/>
      <text:p text:style-name="P2">When looking at women vs men, all 891 passengers had the info necessary to break them up into two groups so we did not need to create a subset of the data. The survival rate was about 25% for men and about 74% for women. This analysis doesn't take into account children and that could have a big impact on the survival rates. To analyze further into our data, I made a subset of the data for passengers with age data, reducing our data set to 711. I broke it up into two groups, passengers with a value of 1 and above for both categories of sibling/spouse, and parent/chid and those who had a value of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o </meta:initial-creator>
    <meta:creation-date>2017-03-19T19:47:08.23</meta:creation-date>
    <meta:document-statistic meta:table-count="0" meta:image-count="0" meta:object-count="0" meta:page-count="1" meta:paragraph-count="7" meta:word-count="313" meta:character-count="1782"/>
    <dc:date>2017-03-19T19:57:57.57</dc:date>
    <dc:creator>Julio </dc:creator>
    <meta:editing-duration>PT10M53S</meta:editing-duration>
    <meta:editing-cycles>1</meta:editing-cycles>
    <meta:generator>OpenOffice/4.1.2$Win32 OpenOffice.org_project/412m3$Build-9782</meta:generator>
  </office:meta>
</office:document-meta>
</file>